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Open Sans" svg:font-family="'Open Sans',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a09e" officeooo:paragraph-rsid="0012a09e"/>
    </style:style>
    <style:style style:name="P2" style:family="paragraph" style:parent-style-name="Standard">
      <style:paragraph-properties fo:text-align="justify" style:justify-single-word="false"/>
      <style:text-properties officeooo:rsid="0012a09e" officeooo:paragraph-rsid="0012a09e"/>
    </style:style>
    <style:style style:name="P3" style:family="paragraph" style:parent-style-name="Standard">
      <style:paragraph-properties fo:text-align="justify" style:justify-single-word="false"/>
      <style:text-properties officeooo:rsid="0013da89" officeooo:paragraph-rsid="00167d5d"/>
    </style:style>
    <style:style style:name="P4" style:family="paragraph" style:parent-style-name="Standard">
      <style:paragraph-properties fo:text-align="justify" style:justify-single-word="false"/>
      <style:text-properties officeooo:paragraph-rsid="0012a09e"/>
    </style:style>
    <style:style style:name="P5" style:family="paragraph" style:parent-style-name="Standard">
      <style:paragraph-properties fo:text-align="justify" style:justify-single-word="false"/>
      <style:text-properties officeooo:rsid="0014db9c" officeooo:paragraph-rsid="0014db9c"/>
    </style:style>
    <style:style style:name="P6" style:family="paragraph" style:parent-style-name="Standard">
      <style:text-properties officeooo:rsid="00167d5d" officeooo:paragraph-rsid="00167d5d"/>
    </style:style>
    <style:style style:name="P7" style:family="paragraph" style:parent-style-name="Standard">
      <style:paragraph-properties fo:text-align="center" style:justify-single-word="false"/>
      <style:text-properties officeooo:rsid="00167d5d" officeooo:paragraph-rsid="00167d5d"/>
    </style:style>
    <style:style style:name="P8" style:family="paragraph" style:parent-style-name="Standard">
      <style:paragraph-properties fo:text-align="justify" style:justify-single-word="false"/>
      <style:text-properties officeooo:rsid="00167d5d" officeooo:paragraph-rsid="00167d5d"/>
    </style:style>
    <style:style style:name="P9" style:family="paragraph" style:parent-style-name="Standard">
      <style:text-properties officeooo:rsid="00167d5d" officeooo:paragraph-rsid="0012a09e"/>
    </style:style>
    <style:style style:name="P10" style:family="paragraph" style:parent-style-name="Standard" style:list-style-name="L1">
      <style:paragraph-properties fo:text-align="center" style:justify-single-word="false"/>
      <style:text-properties fo:font-size="13pt" officeooo:rsid="0012a09e" officeooo:paragraph-rsid="0012a09e" style:font-size-asian="13pt" style:font-size-complex="13pt"/>
    </style:style>
    <style:style style:name="P11" style:family="paragraph" style:parent-style-name="Standard" style:list-style-name="L1">
      <style:paragraph-properties fo:text-align="center" style:justify-single-word="false"/>
      <style:text-properties fo:font-size="13pt" officeooo:rsid="0014db9c" officeooo:paragraph-rsid="0014db9c" style:font-size-asian="13pt" style:font-size-complex="13pt"/>
    </style:style>
    <style:style style:name="P12" style:family="paragraph" style:parent-style-name="Standard" style:list-style-name="L1">
      <style:paragraph-properties fo:text-align="center" style:justify-single-word="false"/>
      <style:text-properties fo:font-size="13pt" officeooo:rsid="00167d5d" officeooo:paragraph-rsid="00167d5d" style:font-size-asian="13pt" style:font-size-complex="13pt"/>
    </style:style>
    <style:style style:name="T1" style:family="text">
      <style:text-properties officeooo:rsid="0012a09e"/>
    </style:style>
    <style:style style:name="T2" style:family="text">
      <style:text-properties officeooo:rsid="0013da89"/>
    </style:style>
    <style:style style:name="T3" style:family="text">
      <style:text-properties officeooo:rsid="0014222c"/>
    </style:style>
    <style:style style:name="T4" style:family="text">
      <style:text-properties officeooo:rsid="0014db9c"/>
    </style:style>
    <style:style style:name="T5" style:family="text">
      <style:text-properties officeooo:rsid="00167d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e: Luciano Dos Santos Cardoso Júnior // 18207299</text:p>
      <text:p text:style-name="P1"/>
      <text:list xml:id="list2058284910" text:style-name="L1">
        <text:list-item>
          <text:p text:style-name="P10">Introdução </text:p>
        </text:list-item>
      </text:list>
      <text:p text:style-name="P1"><text:tab/></text:p>
      <text:p text:style-name="P4"><text:span text:style-name="T1"><text:tab/>Pertencem à Ordem Blattaria (do latim blatta = barata – que foge da luz) os insetos comumente conhecidos como baratas. Estão distribuídas em todo o mundo, sendo que a maioria das espécies ocorre nas regiões tropicais e subtropicais. De desenvolvimento hemimetábolo, é um grupo de importância médica devido aos seus hábitos alimentares, especialmente as espécies domésticas, as quais podem contaminar alimentos. As espécies silvestres são encontradas no solo, em serrapilheira, sob pedras, cascas de árvores, em cavernas e até em ninhos de formigas, vespas e cupins. São de modo geral onívoras detritívoras (alimentam-se de material de origem animal e vegetal); algumas espécies podem ser predadoras, sendo que as silvestres se alimentam preferencialmente de matéria de origem animal. Cerca de 4 mil espécies são conhecidas em todo mundo, das quais 644 ocorrem no Brasil (GRANDCOLAS; PELLENS, 2012). </text:span><text:span text:style-name="T2">Cupins são insetos eussociais da ordem blattodea, infraordem Isóptera , composta atualmente por aproximadamente 3170 especies (CONSTANTINO,2018).</text:span></text:p>
      <text:p text:style-name="P2"/>
      <text:list xml:id="list92736884284771" text:continue-numbering="true" text:style-name="L1">
        <text:list-item>
          <text:p text:style-name="P10">Morfologia</text:p>
        </text:list-item>
      </text:list>
      <text:p text:style-name="P2"><text:tab/></text:p>
      <text:p text:style-name="P4"><text:span text:style-name="T1"><text:tab/></text:span><text:span text:style-name="T2">Cupins tem Antenas Moniliformes , as asas são iguais , abdômen </text:span><text:span text:style-name="T3">secio</text:span><text:span text:style-name="T2"> onde o abdômen se liga em toda secção do tórax , vivem em 2 paralelos de 40N e 40S. </text:span><text:span text:style-name="T3">Cabeca olhos </text:span><text:span text:style-name="T4">compostos presentes</text:span><text:span text:style-name="T3"> em alados e atrofiados em ápteros , ocelos presentes , aparelho bucal do tipo mastigador , presença de fontanela (liquido para defesa) . Tórax tem a presença de pernas ambulatoriais e assas ambas do tipo membranosa , conseguem armazenar substancias e secreções defensivas. Abdomen glândulas de defesa , glândulas sexuais , glândulas de feromônios de trilha , abdome fisogástrico.</text:span></text:p>
      <text:p text:style-name="P2"/>
      <text:list xml:id="list92736686050741" text:continue-numbering="true" text:style-name="L1">
        <text:list-item>
          <text:p text:style-name="P11">Contextualização</text:p>
        </text:list-item>
      </text:list>
      <text:p text:style-name="P5"/>
      <text:p text:style-name="P3"><text:tab/>Cupins conseguem atacar madeira seca(madeira com menos de 30% de umidade , moveis , <text:span text:style-name="T4">forrações</text:span> e vigamentos) , Cupins subterrâneos que vivem em galerias , Cupins de Montículo , Cupins Arborícolas. <text:span text:style-name="T3">Sazonalmente são reproduzidos reprodutores alados em grande numero , os alados deixam a </text:span><text:span text:style-name="T5">colônia</text:span><text:span text:style-name="T3"> em um grande enxame , perdem as asas ao longo de sutura e em casais procuram um local para construir ninhos e formar novas </text:span><text:span text:style-name="T5">colônias</text:span><text:span text:style-name="T3"> , </text:span><text:span text:style-name="T4">Rainha pode ovopositar 30 mil ovos por dia dependendo da </text:span><text:span text:style-name="T5">espécie. </text:span></text:p>
      <text:p text:style-name="P3"/>
      <text:list xml:id="list92737554275694" text:continue-numbering="true" text:style-name="L1">
        <text:list-item>
          <text:p text:style-name="P12">Desenvolvimento</text:p>
        </text:list-item>
      </text:list>
      <text:p text:style-name="P8"/>
      <text:p text:style-name="P3"><text:span text:style-name="T5"><text:tab/>O</text:span><text:span text:style-name="T4"> desenvolvimento é com postura da rainha e viram ninfas e a mesma ninfa pode virar 3 tipos na colonia isso ocorre pela Plasticidade </text:span><text:span text:style-name="T5">fenotípica</text:span><text:span text:style-name="T4"> (capacidade de organismos com o mesmo genoma se desenvolverem distintamente em dois ou mais </text:span><text:span text:style-name="T5">fenótipos</text:span><text:span text:style-name="T4"> , podendo influenciar por fatores ambientais e/ou </text:span><text:span text:style-name="T5">genéticos</text:span><text:span text:style-name="T4">).</text:span></text:p>
      <text:p text:style-name="P3"/>
      <text:list xml:id="list92737766711463" text:continue-numbering="true" text:style-name="L1">
        <text:list-item>
          <text:p text:style-name="P12">Castas</text:p>
        </text:list-item>
      </text:list>
      <text:p text:style-name="P8"/>
      <text:p text:style-name="P3"><text:span text:style-name="T4"><text:tab/>Dentro do </text:span><text:span text:style-name="T5">cupinzeiro</text:span><text:span text:style-name="T4"> tem castas , reprodutivos , </text:span><text:span text:style-name="T5">operários</text:span><text:span text:style-name="T4"> e soldados , enquanto os reprodutores possuem olhos e asas e órgãos reprodutores a função é gerar novos indivíduos. Soldados possuem </text:span><text:span text:style-name="T5">mandíbulas</text:span><text:span text:style-name="T4"> fortes para defesa e ataque de agentes não </text:span><text:span text:style-name="T5">pertencentes</text:span><text:span text:style-name="T4"> a colonia , não possuem asas , sem olhos , são estereis. </text:span><text:span text:style-name="T5">Operários</text:span><text:span text:style-name="T4"> são cegos , sem asas e não se reproduzem. </text:span></text:p>
      <text:p text:style-name="P3"/>
      <text:p text:style-name="P8"/>
      <text:p text:style-name="P8"/>
      <text:p text:style-name="P8"/>
      <text:list xml:id="list92736196661469" text:continue-numbering="true" text:style-name="L1">
        <text:list-item>
          <text:p text:style-name="P12"><text:soft-page-break/>Importância</text:p>
        </text:list-item>
      </text:list>
      <text:p text:style-name="P8"/>
      <text:p text:style-name="P3"><text:span text:style-name="T4"><text:tab/>Importância dos cupins consumidores </text:span><text:span text:style-name="T5">primários</text:span><text:span text:style-name="T4"> , base da cadeia alimentar , ciclagem de nutrientes e disseminação de baterias e fungos , </text:span><text:span text:style-name="T5">trituração</text:span><text:span text:style-name="T4"> , decomposição , humificação e mineralização de uma grande variedade de material orgânico de origem celulósica. </text:span><text:span text:style-name="T5">Estes insetos podem causar prejuízos por conta da variação alimentar(madeira até as raízes dá cana-de-açúcar).</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Referencias</text:p>
      <text:p text:style-name="P1"/>
      <text:p text:style-name="P1">GRANDCOLAS, P.; PELLENS, R. Blattaria Burmeister, 1829. In: RAFAEL, J. A.; MELO, G. A. R.; CARVALHO, C. J. B. de; CASARI, S. A.; CONSTANTINO, R. (Ed.). Insetos do Brasil: diversidade e taxonomia. Ribeirão Preto: Holos Editora, 2012. p. 333-</text:p>
      <text:p text:style-name="P9"/>
      <text:p text:style-name="P6">POLTRONIERI , Alex Sandro , 15º Aula Prática - Blattodea – Cupins , 202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Open Sans" svg:font-family="'Open Sans',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4T08:37:27.353000000</meta:creation-date>
    <dc:date>2020-12-14T09:27:35.647000000</dc:date>
    <meta:editing-duration>PT7M56S</meta:editing-duration>
    <meta:editing-cycles>1</meta:editing-cycles>
    <meta:document-statistic meta:table-count="0" meta:image-count="0" meta:object-count="0" meta:page-count="3" meta:paragraph-count="18" meta:word-count="564" meta:character-count="3608" meta:non-whitespace-character-count="3053"/>
    <meta:generator>LibreOffice/7.0.0.3$Windows_X86_64 LibreOffice_project/8061b3e9204bef6b321a21033174034a5e2ea88e</meta:generator>
  </office:meta>
</office:document-meta>
</file>